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6pt" style:font-size-asian="16pt" style:font-size-complex="16pt"/>
    </style:style>
    <style:style style:name="P2" style:parent-style-name="Ingetavstånd" style:family="paragraph">
      <style:text-properties fo:font-weight="bold" style:font-weight-asian="bold" style:font-weight-complex="bold"/>
    </style:style>
    <style:style style:name="P3" style:parent-style-name="Ingetavstånd" style:family="paragraph">
      <style:text-properties fo:font-weight="bold" style:font-weight-asian="bold" style:font-weight-complex="bold"/>
    </style:style>
    <style:style style:name="T4" style:parent-style-name="Hyperlänk" style:family="text">
      <style:text-properties style:font-name="Segoe UI" style:font-name-complex="Segoe UI" fo:font-size="10.5pt" style:font-size-asian="10.5pt" style:font-size-complex="10.5pt"/>
    </style:style>
    <style:style style:name="T5" style:parent-style-name="Hyperlänk" style:family="text">
      <style:text-properties style:font-name="Segoe UI" style:font-name-complex="Segoe UI" fo:font-size="10.5pt" style:font-size-asian="10.5pt" style:font-size-complex="10.5pt"/>
    </style:style>
    <style:style style:name="T6" style:parent-style-name="Hyperlänk" style:family="text">
      <style:text-properties style:font-name="Segoe UI" style:font-name-complex="Segoe UI" fo:font-size="10.5pt" style:font-size-asian="10.5pt" style:font-size-complex="10.5pt"/>
    </style:style>
    <style:style style:name="P7" style:parent-style-name="Ingetavstånd" style:family="paragraph">
      <style:text-properties fo:font-weight="bold" style:font-weight-asian="bold" style:font-weight-complex="bold"/>
    </style:style>
    <style:style style:name="P8" style:parent-style-name="Ingetavstånd" style:family="paragraph">
      <style:text-properties fo:font-weight="bold" style:font-weight-asian="bold" style:font-weight-complex="bold"/>
    </style:style>
    <style:style style:name="P9" style:parent-style-name="Ingetavstånd" style:family="paragraph">
      <style:text-properties fo:font-weight="bold" style:font-weight-asian="bold" style:font-weight-complex="bold"/>
    </style:style>
    <style:style style:name="P10" style:parent-style-name="Ingetavstånd" style:family="paragraph">
      <style:text-properties fo:font-weight="bold" style:font-weight-asian="bold" style:font-weight-complex="bold"/>
    </style:style>
    <style:style style:name="P11" style:parent-style-name="Ingetavstån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font-weight="bold" style:font-weight-asian="bold" style:font-weight-complex="bold"/>
    </style:style>
    <style:style style:name="P12" style:parent-style-name="Ingetavstånd" style:family="paragraph">
      <style:text-properties fo:font-weight="bold" style:font-weight-asian="bold" style:font-weight-complex="bold"/>
    </style:style>
    <style:style style:name="P13" style:parent-style-name="Ingetavstånd" style:family="paragraph">
      <style:text-properties fo:font-weight="bold" style:font-weight-asian="bold" style:font-weight-complex="bold"/>
    </style:style>
    <style:style style:name="P14" style:parent-style-name="Ingetavstånd" style:family="paragraph">
      <style:text-properties fo:font-weight="bold" style:font-weight-asian="bold" style:font-weight-complex="bold"/>
    </style:style>
    <style:style style:name="P15" style:parent-style-name="Ingetavstånd" style:family="paragraph">
      <style:text-properties fo:font-weight="bold" style:font-weight-asian="bold" style:font-weight-complex="bold"/>
    </style:style>
    <style:style style:name="P16" style:parent-style-name="Ingetavstånd" style:family="paragraph">
      <style:text-properties fo:font-weight="bold" style:font-weight-asian="bold" style:font-weight-complex="bold"/>
    </style:style>
    <style:style style:name="P17" style:parent-style-name="Ingetavstån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8" style:parent-style-name="Ingetavstånd" style:family="paragraph">
      <style:text-properties fo:font-weight="bold" style:font-weight-asian="bold" style:font-weight-complex="bold"/>
    </style:style>
    <style:style style:name="T19" style:parent-style-name="Hyperlänk" style:family="text">
      <style:text-properties style:font-name-complex="Arial" fo:color="#007C41" fo:background-color="#FFFFFF"/>
    </style:style>
    <style:style style:name="T20" style:parent-style-name="Hyperlänk" style:family="text">
      <style:text-properties style:font-name-complex="Arial" fo:color="#007C41" fo:background-color="#FFFFFF"/>
    </style:style>
    <style:style style:name="T21" style:parent-style-name="Hyperlänk" style:family="text">
      <style:text-properties style:font-name-complex="Arial" fo:color="#007C41" fo:background-color="#FFFFFF"/>
    </style:style>
    <style:style style:name="P22" style:parent-style-name="Ingetavstånd" style:family="paragraph">
      <style:text-properties fo:font-weight="bold" style:font-weight-asian="bold" style:font-weight-complex="bold"/>
    </style:style>
    <style:style style:name="P23" style:parent-style-name="Ingetavstånd" style:family="paragraph">
      <style:text-properties fo:font-weight="bold" style:font-weight-asian="bold" style:font-weight-complex="bold"/>
    </style:style>
    <style:style style:name="P24" style:parent-style-name="Ingetavstånd" style:family="paragraph">
      <style:paragraph-properties fo:line-height="200%"/>
    </style:style>
  </office:automatic-styles>
  <office:body>
    <office:text text:use-soft-page-breaks="true">
      <text:p text:style-name="P1">Lia platser</text:p>
      <text:p text:style-name="P2">Smoothcomp , Stenungsund<text:s/>-<text:s/>Tackat ja till Lia 12/2-24</text:p>
      <text:p text:style-name="Ingetavstånd">Kontakt: Martin Jansson</text:p>
      <text:p text:style-name="Ingetavstånd">Får Lia där om jag vill, även sommarjobb. Återkoppla framöver. Besök 16/1-24</text:p>
      <text:p text:style-name="Ingetavstånd"/>
      <text:p text:style-name="P3">Stampen Media</text:p>
      <text:p text:style-name="Ingetavstånd">Tips: Frida</text:p>
      <text:p text:style-name="Ingetavstånd">Kontakt:<text:s/><text:a xlink:href="mailto:henrik.elm@stampen.com" office:target-frame-name="_top" xlink:show="replace"><text:span text:style-name="T4">henrik.elm@stampe</text:span><text:bookmark-start text:name="_Hlt156911364"/><text:span text:style-name="T5">n</text:span><text:bookmark-end text:name="_Hlt156911364"/><text:span text:style-name="T6">.com</text:span></text:a></text:p>
      <text:p text:style-name="Ingetavstånd">Status: Har skickat mejl 23/1-24</text:p>
      <text:p text:style-name="Ingetavstånd"/>
      <text:p text:style-name="P7">Gocciani, Stora Höga</text:p>
      <text:p text:style-name="Ingetavstånd">Status: Har skickat mejl 26/1</text:p>
      <text:p text:style-name="Ingetavstånd">Status: Har även skickat på LinkedIn till två personer som jobbar där. 30/1</text:p>
      <text:p text:style-name="P8"/>
      <text:p text:style-name="P9">Volvo, Göteborg</text:p>
      <text:p text:style-name="Ingetavstånd">Tips: Catharina Brown</text:p>
      <text:p text:style-name="Ingetavstånd">Kontakt: Sandra Lagne</text:p>
      <text:p text:style-name="P10"/>
      <text:p text:style-name="P11"/>
      <text:p text:style-name="P12"/>
      <text:p text:style-name="P13">Isign, Tjörn - Skärhamn</text:p>
      <text:p text:style-name="Ingetavstånd">Tips: Jossefin</text:p>
      <text:p text:style-name="Ingetavstånd"/>
      <text:p text:style-name="P14">Squeed, Göteborg</text:p>
      <text:p text:style-name="Ingetavstånd">Tips: Sebastian Callerud</text:p>
      <text:p text:style-name="Ingetavstånd"/>
      <text:p text:style-name="P15">Polestar Digital</text:p>
      <text:p text:style-name="Ingetavstånd">Tips: Emma Spitz</text:p>
      <text:p text:style-name="Ingetavstånd"/>
      <text:p text:style-name="P16">Sultan &amp; Sultan</text:p>
      <text:p text:style-name="Ingetavstånd">Kontakt: Henrik</text:p>
      <text:p text:style-name="Ingetavstånd">Tips: Jossefin</text:p>
      <text:p text:style-name="P17"/>
      <text:p text:style-name="Ingetavstånd"/>
      <text:p text:style-name="P18">Dekra,<text:s/>Göteborg – TAR ER EMOT</text:p>
      <text:p text:style-name="Ingetavstånd">Tips: Simon</text:p>
      <text:p text:style-name="Ingetavstånd">Kontakt:<text:s/><text:a xlink:href="mailto:jari.salo@dekra.com" office:target-frame-name="_top" xlink:show="replace"><text:span text:style-name="T19">jari.s</text:span><text:bookmark-start text:name="_Hlt156911267"/><text:bookmark-start text:name="_Hlt156911268"/><text:span text:style-name="T20">a</text:span><text:bookmark-end text:name="_Hlt156911267"/><text:bookmark-end text:name="_Hlt156911268"/><text:span text:style-name="T21">lo@dekra.com</text:span></text:a></text:p>
      <text:p text:style-name="Ingetavstånd">Status: Har skickat mejl 23/1-24</text:p>
      <text:p text:style-name="Ingetavstånd"/>
      <text:p text:style-name="P22">iByrån, Kungälv – Kareby – TAR EJ EMOT</text:p>
      <text:p text:style-name="Ingetavstånd">Status: Har skickat mejl 17/1-24</text:p>
      <text:p text:style-name="Ingetavstånd"/>
      <text:p text:style-name="P23">Pixelstore AB, Duva.se, TAR EJ EMOT</text:p>
      <text:p text:style-name="Ingetavstånd">Status: Har skickat ett mejl. 17/1-24</text:p>
      <text:p text:style-name="Ingetavstånd">Status: Har ringt och skickat sms till Robert 30/1-24</text:p>
      <text:p text:style-name="Ingetavstånd">Status: Skickat mejl 31/1-24</text:p>
      <text:p text:style-name="P24">Kontakt: robert.lidberg@duva.se</text:p>
      <text:p text:style-name="Ingetavstån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905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Rubrik1" style:display-name="Rubrik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Rubrik2" style:display-name="Rubrik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Rubrik3" style:display-name="Rubrik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Rubrik4" style:display-name="Rubrik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Rubrik5" style:display-name="Rubrik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Rubrik6" style:display-name="Rubrik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Rubrik7" style:display-name="Rubrik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Rubrik8" style:display-name="Rubrik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Rubrik9" style:display-name="Rubrik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Rubrik1Char" style:display-name="Rubrik 1 Char" style:family="text" style:parent-style-name="Standardstycketeckensnit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Rubrik2Char" style:display-name="Rubrik 2 Char" style:family="text" style:parent-style-name="Standardstycketeckensnit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Rubrik3Char" style:display-name="Rubrik 3 Char" style:family="text" style:parent-style-name="Standardstycketeckensnitt">
      <style:text-properties style:font-name-asian="Times New Roman" style:font-name-complex="Times New Roman" fo:color="#0F4761" fo:font-size="14pt" style:font-size-asian="14pt" style:font-size-complex="14pt"/>
    </style:style>
    <style:style style:name="Rubrik4Char" style:display-name="Rubrik 4 Char" style:family="text" style:parent-style-name="Standardstycketeckensnitt">
      <style:text-properties style:font-name-asian="Times New Roman" style:font-name-complex="Times New Roman" fo:font-style="italic" style:font-style-asian="italic" style:font-style-complex="italic" fo:color="#0F4761"/>
    </style:style>
    <style:style style:name="Rubrik5Char" style:display-name="Rubrik 5 Char" style:family="text" style:parent-style-name="Standardstycketeckensnitt">
      <style:text-properties style:font-name-asian="Times New Roman" style:font-name-complex="Times New Roman" fo:color="#0F4761"/>
    </style:style>
    <style:style style:name="Rubrik6Char" style:display-name="Rubrik 6 Char" style:family="text" style:parent-style-name="Standardstycketeckensnitt">
      <style:text-properties style:font-name-asian="Times New Roman" style:font-name-complex="Times New Roman" fo:font-style="italic" style:font-style-asian="italic" style:font-style-complex="italic" fo:color="#595959"/>
    </style:style>
    <style:style style:name="Rubrik7Char" style:display-name="Rubrik 7 Char" style:family="text" style:parent-style-name="Standardstycketeckensnitt">
      <style:text-properties style:font-name-asian="Times New Roman" style:font-name-complex="Times New Roman" fo:color="#595959"/>
    </style:style>
    <style:style style:name="Rubrik8Char" style:display-name="Rubrik 8 Char" style:family="text" style:parent-style-name="Standardstycketeckensnitt">
      <style:text-properties style:font-name-asian="Times New Roman" style:font-name-complex="Times New Roman" fo:font-style="italic" style:font-style-asian="italic" style:font-style-complex="italic" fo:color="#272727"/>
    </style:style>
    <style:style style:name="Rubrik9Char" style:display-name="Rubrik 9 Char" style:family="text" style:parent-style-name="Standardstycketeckensnitt">
      <style:text-properties style:font-name-asian="Times New Roman" style:font-name-complex="Times New Roman" fo:color="#272727"/>
    </style:style>
    <style:style style:name="Rubrik" style:display-name="Rubrik" style:family="paragraph" style:parent-style-name="Normal" style:next-style-name="Normal">
      <style:paragraph-properties style:contextual-spacing="true" fo:margin-bottom="0.0555in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RubrikChar" style:display-name="Rubrik Char" style:family="text" style:parent-style-name="Standardstycketeckensnit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derrubrik" style:display-name="Underrubrik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UnderrubrikChar" style:display-name="Underrubrik Char" style:family="text" style:parent-style-name="Standardstycketeckensnit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" style:display-name="C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Char" style:display-name="Citat Char" style:family="text" style:parent-style-name="Standardstycketeckensnitt">
      <style:text-properties fo:font-style="italic" style:font-style-asian="italic" style:font-style-complex="italic" fo:color="#404040"/>
    </style:style>
    <style:style style:name="Liststycke" style:display-name="Liststyck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Starkbetoning" style:display-name="Stark betoning" style:family="text" style:parent-style-name="Standardstycketeckensnitt">
      <style:text-properties fo:font-style="italic" style:font-style-asian="italic" style:font-style-complex="italic" fo:color="#0F4761"/>
    </style:style>
    <style:style style:name="Starktcitat" style:display-name="Starkt citat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StarktcitatChar" style:display-name="Starkt citat Char" style:family="text" style:parent-style-name="Standardstycketeckensnitt">
      <style:text-properties fo:font-style="italic" style:font-style-asian="italic" style:font-style-complex="italic" fo:color="#0F4761"/>
    </style:style>
    <style:style style:name="Starkreferens" style:display-name="Stark referens" style:family="text" style:parent-style-name="Standardstycketeckensnitt">
      <style:text-properties fo:font-weight="bold" style:font-weight-asian="bold" style:font-weight-complex="bold" fo:font-variant="small-caps" fo:color="#0F4761" fo:letter-spacing="0.0034in"/>
    </style:style>
    <style:style style:name="Ingetavstånd" style:display-name="Inget avstånd" style:family="paragraph">
      <style:paragraph-properties fo:margin-bottom="0in"/>
      <style:text-properties fo:hyphenate="false"/>
    </style:style>
    <style:style style:name="Hyperlänk" style:display-name="Hyperlänk" style:family="text" style:parent-style-name="Standardstycketeckensnit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AnvändHyperlänk" style:display-name="AnvändHyperlänk" style:family="text" style:parent-style-name="Standardstycketeckensnitt">
      <style:text-properties fo:color="#96607D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chaela Andreasson</meta:initial-creator>
    <dc:creator>Michaela Andreasson</dc:creator>
    <meta:creation-date>2024-01-10T09:14:00Z</meta:creation-date>
    <dc:date>2024-02-12T14:30:00Z</dc:date>
    <meta:template xlink:href="Normal" xlink:type="simple"/>
    <meta:editing-cycles>11</meta:editing-cycles>
    <meta:editing-duration>PT91140S</meta:editing-duration>
    <meta:document-statistic meta:page-count="1" meta:paragraph-count="2" meta:word-count="171" meta:character-count="1077" meta:row-count="7" meta:non-whitespace-character-count="908"/>
  </office:meta>
</office:document-meta>
</file>